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8ac85a6030" style:family="table" style:master-page-name="ta-mp-0x7f8ac85a6030">
      <style:table-properties table:display="true" style:writing-mode="lr-tb"/>
    </style:style>
    <style:style style:name="ta-0x7f8ac85a6220" style:family="table" style:master-page-name="ta-mp-0x7f8ac85a6220">
      <style:table-properties table:display="true" style:writing-mode="lr-tb"/>
    </style:style>
    <style:style style:name="ta-0x7f8ac85a6410" style:family="table" style:master-page-name="ta-mp-0x7f8ac85a6410">
      <style:table-properties table:display="true" style:writing-mode="lr-tb"/>
    </style:style>
    <style:style style:name="ta-0x7f8ac85a6600" style:family="table" style:master-page-name="ta-mp-0x7f8ac85a6600">
      <style:table-properties table:display="true" style:writing-mode="lr-tb"/>
    </style:style>
    <style:style style:name="ta-0x7f8ac85a67f0" style:family="table" style:master-page-name="ta-mp-0x7f8ac85a67f0">
      <style:table-properties table:display="true" style:writing-mode="lr-tb"/>
    </style:style>
    <style:style style:name="ta-0x7f8ac85a69e0" style:family="table" style:master-page-name="ta-mp-0x7f8ac85a6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8ac85c562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74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8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9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a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b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c85c5d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4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dc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c85c4a9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f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02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dc1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c85c60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4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7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1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5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8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3d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05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15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dc2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c85c6c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f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3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6d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0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4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5f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bb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84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5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dc3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c85c77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b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2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8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7c4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3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3a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7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96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4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dc4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d44587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ac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e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87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be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8f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518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4c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c4e0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9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c85dc6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8ad44592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96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99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94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97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8ad4459a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15.50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8ac85a403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ac865c0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ac865e75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ac866145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8ac8664810" table:allow-empty-cell="true" table:display-list="unsorted" table:base-cell-address="$'TestCase'.A1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8ac85a6030" table:print="false">
        <office:forms form:automatic-focus="false" form:apply-design-mode="false">
          <form:form/>
        </office:forms>
        <table:table-column table:default-cell-style-name="ACE-0x7f8ac85c54f8" table:style-name="ACOL-1"/>
        <table:table-column table:style-name="ACOL-0" table:number-columns-repeated="127"/>
        <table:table-row table:style-name="AROW-0">
          <table:table-cell table:style-name="ACE-0x7f8ac85c562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8ac85c5748" table:content-validation-name="VAL-0x7f8ac85a40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8ac85c5870" table:content-validation-name="VAL-0x7f8ac865c05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8ac85c5998" table:content-validation-name="VAL-0x7f8ac865e750" office:value-type="string">
            <text:p>SearchProduct</text:p>
          </table:table-cell>
          <table:table-cell table:number-columns-repeated="127" table:style-name="Gnumeric-default"/>
        </table:table-row>
        <table:table-row table:style-name="AROW-0">
          <table:table-cell table:style-name="ACE-0x7f8ac85c5ac0" table:content-validation-name="VAL-0x7f8ac8661450" office:value-type="string">
            <text:p>VerifyStatusFieldForProducts</text:p>
          </table:table-cell>
          <table:table-cell table:number-columns-repeated="127" table:style-name="Gnumeric-default"/>
        </table:table-row>
        <table:table-row table:style-name="AROW-0">
          <table:table-cell table:style-name="ACE-0x7f8ac85c5be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8ac85c5d10" table:content-validation-name="VAL-0x7f8ac86648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8ac85a6220" table:print="false">
        <office:forms form:automatic-focus="false" form:apply-design-mode="false">
          <form:form/>
        </office:forms>
        <table:table-column table:default-cell-style-name="ACE-0x7f8ac85c5e38" table:style-name="ACOL-3"/>
        <table:table-column table:default-cell-style-name="ACE-0x7f8ac85c5e38" table:style-name="ACOL-4"/>
        <table:table-column table:default-cell-style-name="ACE-0x7f8ac85c5e38" table:style-name="ACOL-5"/>
        <table:table-column table:default-cell-style-name="ACE-0x7f8ac85c5e38" table:style-name="ACOL-6"/>
        <table:table-column table:default-cell-style-name="ACE-0x7f8ac85c5e38" table:style-name="ACOL-7" table:number-columns-repeated="2"/>
        <table:table-column table:default-cell-style-name="ACE-0x7f8ac85c5e38" table:style-name="ACOL-8"/>
        <table:table-column table:default-cell-style-name="ACE-0x7f8ac85c5e38" table:style-name="ACOL-9"/>
        <table:table-column table:default-cell-style-name="ACE-0x7f8ac85dc170" table:style-name="ACOL-0" table:number-columns-repeated="120"/>
        <table:table-row table:style-name="AROW-0">
          <table:table-cell table:style-name="ACE-0x7f8ac85c4a90" office:value-type="string">
            <text:p>User Name</text:p>
          </table:table-cell>
          <table:table-cell table:style-name="ACE-0x7f8ac85c6088" office:value-type="string">
            <text:p>Password</text:p>
          </table:table-cell>
          <table:table-cell table:style-name="ACE-0x7f8ac85c61b0" office:value-type="string">
            <text:p>SearchTextName</text:p>
          </table:table-cell>
          <table:table-cell table:number-columns-repeated="5" table:style-name="ACE-0x7f8ac85c5e38"/>
          <table:table-cell table:number-columns-repeated="120" table:style-name="ACE-0x7f8ac85dc170"/>
        </table:table-row>
        <table:table-row table:style-name="AROW-0">
          <table:table-cell table:style-name="ACE-0x7f8ac85c4f30" office:value-type="string">
            <text:p>testshopclue@sc.com</text:p>
          </table:table-cell>
          <table:table-cell table:style-name="ACE-0x7f8ac85c6400" office:value-type="float" office:value="123456">
            <text:p>123456</text:p>
          </table:table-cell>
          <table:table-cell table:style-name="ACE-0x7f8ac85c6528" office:value-type="string">
            <text:p>Shirt</text:p>
          </table:table-cell>
          <table:table-cell table:number-columns-repeated="5" table:style-name="ACE-0x7f8ac85c5e38"/>
          <table:table-cell table:number-columns-repeated="120" table:style-name="ACE-0x7f8ac85dc170"/>
        </table:table-row>
        <table:table-row table:style-name="AROW-0">
          <table:table-cell table:style-name="ACE-0x7f8ac85c4028" office:value-type="string">
            <text:p>testshopclue@sc.com</text:p>
          </table:table-cell>
          <table:table-cell table:style-name="ACE-0x7f8ac85c6778" office:value-type="float" office:value="123456">
            <text:p>123456</text:p>
          </table:table-cell>
          <table:table-cell table:style-name="ACE-0x7f8ac85c68a0"/>
          <table:table-cell table:number-columns-repeated="5" table:style-name="ACE-0x7f8ac85c5e38"/>
          <table:table-cell table:number-columns-repeated="120" table:style-name="ACE-0x7f8ac85dc17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8ac85dc17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8ac85a6410" table:print="false">
        <office:forms form:automatic-focus="false" form:apply-design-mode="false">
          <form:form/>
        </office:forms>
        <table:table-column table:default-cell-style-name="ACE-0x7f8ac85c69c8" table:style-name="ACOL-3"/>
        <table:table-column table:default-cell-style-name="ACE-0x7f8ac85c69c8" table:style-name="ACOL-4"/>
        <table:table-column table:default-cell-style-name="ACE-0x7f8ac85c69c8" table:style-name="ACOL-5"/>
        <table:table-column table:default-cell-style-name="ACE-0x7f8ac85c69c8" table:style-name="ACOL-6"/>
        <table:table-column table:default-cell-style-name="ACE-0x7f8ac85c69c8" table:style-name="ACOL-7" table:number-columns-repeated="2"/>
        <table:table-column table:default-cell-style-name="ACE-0x7f8ac85c69c8" table:style-name="ACOL-8"/>
        <table:table-column table:default-cell-style-name="ACE-0x7f8ac85c69c8" table:style-name="ACOL-9"/>
        <table:table-column table:default-cell-style-name="ACE-0x7f8ac85dc298" table:style-name="ACOL-0" table:number-columns-repeated="120"/>
        <table:table-row table:style-name="AROW-0">
          <table:table-cell table:style-name="ACE-0x7f8ac85c53d0" office:value-type="string">
            <text:p>User Name</text:p>
          </table:table-cell>
          <table:table-cell table:style-name="ACE-0x7f8ac85c6c18" office:value-type="string">
            <text:p>Password</text:p>
          </table:table-cell>
          <table:table-cell table:style-name="ACE-0x7f8ac85c6d40" office:value-type="string">
            <text:p>SearchTextName</text:p>
          </table:table-cell>
          <table:table-cell table:number-columns-repeated="5" table:style-name="ACE-0x7f8ac85c69c8"/>
          <table:table-cell table:number-columns-repeated="120" table:style-name="ACE-0x7f8ac85dc298"/>
        </table:table-row>
        <table:table-row table:style-name="AROW-0">
          <table:table-cell table:style-name="ACE-0x7f8ac85c5058" office:value-type="string">
            <text:p>testshopclue@sc.com</text:p>
          </table:table-cell>
          <table:table-cell table:style-name="ACE-0x7f8ac85c6f90" office:value-type="float" office:value="123456">
            <text:p>123456</text:p>
          </table:table-cell>
          <table:table-cell table:style-name="ACE-0x7f8ac85c70b8" office:value-type="string">
            <text:p>Shirt</text:p>
          </table:table-cell>
          <table:table-cell table:number-columns-repeated="5" table:style-name="ACE-0x7f8ac85c69c8"/>
          <table:table-cell table:number-columns-repeated="120" table:style-name="ACE-0x7f8ac85dc298"/>
        </table:table-row>
        <table:table-row table:style-name="AROW-0">
          <table:table-cell table:style-name="ACE-0x7f8ac85c4150" office:value-type="string">
            <text:p>testshopclue@sc.com</text:p>
          </table:table-cell>
          <table:table-cell table:style-name="ACE-0x7f8ac85c7308" office:value-type="float" office:value="123456">
            <text:p>123456</text:p>
          </table:table-cell>
          <table:table-cell table:style-name="ACE-0x7f8ac85c7430"/>
          <table:table-cell table:number-columns-repeated="5" table:style-name="ACE-0x7f8ac85c69c8"/>
          <table:table-cell table:number-columns-repeated="120" table:style-name="ACE-0x7f8ac85dc29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8ac85dc29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8ac85a6600" table:print="false">
        <office:forms form:automatic-focus="false" form:apply-design-mode="false">
          <form:form/>
        </office:forms>
        <table:table-column table:default-cell-style-name="ACE-0x7f8ac85c7558" table:style-name="ACOL-3"/>
        <table:table-column table:default-cell-style-name="ACE-0x7f8ac85c7558" table:style-name="ACOL-4"/>
        <table:table-column table:default-cell-style-name="ACE-0x7f8ac85c7558" table:style-name="ACOL-5"/>
        <table:table-column table:default-cell-style-name="ACE-0x7f8ac85c7558" table:style-name="ACOL-6"/>
        <table:table-column table:default-cell-style-name="ACE-0x7f8ac85c7558" table:style-name="ACOL-7" table:number-columns-repeated="2"/>
        <table:table-column table:default-cell-style-name="ACE-0x7f8ac85c7558" table:style-name="ACOL-8"/>
        <table:table-column table:default-cell-style-name="ACE-0x7f8ac85c7558" table:style-name="ACOL-9"/>
        <table:table-column table:default-cell-style-name="ACE-0x7f8ac85dc3c0" table:style-name="ACOL-0" table:number-columns-repeated="120"/>
        <table:table-row table:style-name="AROW-0">
          <table:table-cell table:style-name="ACE-0x7f8ac85c45f0" office:value-type="string">
            <text:p>User Name</text:p>
          </table:table-cell>
          <table:table-cell table:style-name="ACE-0x7f8ac85c77a8" office:value-type="string">
            <text:p>Password</text:p>
          </table:table-cell>
          <table:table-cell table:style-name="ACE-0x7f8ac85c78d0" office:value-type="string">
            <text:p>SearchTextName</text:p>
          </table:table-cell>
          <table:table-cell table:number-columns-repeated="5" table:style-name="ACE-0x7f8ac85c7558"/>
          <table:table-cell table:number-columns-repeated="120" table:style-name="ACE-0x7f8ac85dc3c0"/>
        </table:table-row>
        <table:table-row table:style-name="AROW-0">
          <table:table-cell table:style-name="ACE-0x7f8ac85c4bb8" office:value-type="string">
            <text:p>testshopclue@sc.com</text:p>
          </table:table-cell>
          <table:table-cell table:style-name="ACE-0x7f8ac85c7b20" office:value-type="float" office:value="123456">
            <text:p>123456</text:p>
          </table:table-cell>
          <table:table-cell table:style-name="ACE-0x7f8ac85c7c48" office:value-type="string">
            <text:p>Shirt</text:p>
          </table:table-cell>
          <table:table-cell table:number-columns-repeated="5" table:style-name="ACE-0x7f8ac85c7558"/>
          <table:table-cell table:number-columns-repeated="120" table:style-name="ACE-0x7f8ac85dc3c0"/>
        </table:table-row>
        <table:table-row table:style-name="AROW-0">
          <table:table-cell table:style-name="ACE-0x7f8ac85c4840" office:value-type="string">
            <text:p>testshopclue@sc.com</text:p>
          </table:table-cell>
          <table:table-cell table:style-name="ACE-0x7f8ad44582a8" office:value-type="float" office:value="123456">
            <text:p>123456</text:p>
          </table:table-cell>
          <table:table-cell table:style-name="ACE-0x7f8ad44583d0"/>
          <table:table-cell table:number-columns-repeated="5" table:style-name="ACE-0x7f8ac85c7558"/>
          <table:table-cell table:number-columns-repeated="120" table:style-name="ACE-0x7f8ac85dc3c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8ac85dc3c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8ac85a67f0" table:print="false">
        <office:forms form:automatic-focus="false" form:apply-design-mode="false">
          <form:form/>
        </office:forms>
        <table:table-column table:default-cell-style-name="ACE-0x7f8ad44584f8" table:style-name="ACOL-3"/>
        <table:table-column table:default-cell-style-name="ACE-0x7f8ad44584f8" table:style-name="ACOL-4"/>
        <table:table-column table:default-cell-style-name="ACE-0x7f8ad44584f8" table:style-name="ACOL-5"/>
        <table:table-column table:default-cell-style-name="ACE-0x7f8ad44584f8" table:style-name="ACOL-6"/>
        <table:table-column table:default-cell-style-name="ACE-0x7f8ad44584f8" table:style-name="ACOL-7" table:number-columns-repeated="2"/>
        <table:table-column table:default-cell-style-name="ACE-0x7f8ad44584f8" table:style-name="ACOL-8"/>
        <table:table-column table:default-cell-style-name="ACE-0x7f8ad44584f8" table:style-name="ACOL-9"/>
        <table:table-column table:default-cell-style-name="ACE-0x7f8ac85dc4e8" table:style-name="ACOL-0" table:number-columns-repeated="120"/>
        <table:table-row table:style-name="AROW-0">
          <table:table-cell table:style-name="ACE-0x7f8ac85c43a0" office:value-type="string">
            <text:p>User Name</text:p>
          </table:table-cell>
          <table:table-cell table:style-name="ACE-0x7f8ad4458748" office:value-type="string">
            <text:p>Password</text:p>
          </table:table-cell>
          <table:table-cell table:style-name="ACE-0x7f8ad4458870" office:value-type="string">
            <text:p>SearchTextName</text:p>
          </table:table-cell>
          <table:table-cell table:number-columns-repeated="5" table:style-name="ACE-0x7f8ad44584f8"/>
          <table:table-cell table:number-columns-repeated="120" table:style-name="ACE-0x7f8ac85dc4e8"/>
        </table:table-row>
        <table:table-row table:style-name="AROW-0">
          <table:table-cell table:style-name="ACE-0x7f8ac85c4718" office:value-type="string">
            <text:p>testshopclue@sc.com</text:p>
          </table:table-cell>
          <table:table-cell table:style-name="ACE-0x7f8ad4458ac0" office:value-type="float" office:value="123456">
            <text:p>123456</text:p>
          </table:table-cell>
          <table:table-cell table:style-name="ACE-0x7f8ad4458be8" office:value-type="string">
            <text:p>Shirt</text:p>
          </table:table-cell>
          <table:table-cell table:number-columns-repeated="5" table:style-name="ACE-0x7f8ad44584f8"/>
          <table:table-cell table:number-columns-repeated="120" table:style-name="ACE-0x7f8ac85dc4e8"/>
        </table:table-row>
        <table:table-row table:style-name="AROW-0">
          <table:table-cell table:style-name="ACE-0x7f8ac85c4968" office:value-type="string">
            <text:p>testshopclue@sc.com</text:p>
          </table:table-cell>
          <table:table-cell table:style-name="ACE-0x7f8ad4458e38" office:value-type="float" office:value="123456">
            <text:p>123456</text:p>
          </table:table-cell>
          <table:table-cell table:style-name="ACE-0x7f8ad4458f60"/>
          <table:table-cell table:number-columns-repeated="5" table:style-name="ACE-0x7f8ad44584f8"/>
          <table:table-cell table:number-columns-repeated="120" table:style-name="ACE-0x7f8ac85dc4e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8ac85dc4e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8ac85a69e0" table:print="false">
        <office:forms form:automatic-focus="false" form:apply-design-mode="false">
          <form:form/>
        </office:forms>
        <table:table-column table:default-cell-style-name="ACE-0x7f8ad4459088" table:style-name="ACOL-3"/>
        <table:table-column table:default-cell-style-name="ACE-0x7f8ad4459088" table:style-name="ACOL-4"/>
        <table:table-column table:default-cell-style-name="ACE-0x7f8ad4459088" table:style-name="ACOL-5"/>
        <table:table-column table:default-cell-style-name="ACE-0x7f8ad4459088" table:style-name="ACOL-6"/>
        <table:table-column table:default-cell-style-name="ACE-0x7f8ad4459088" table:style-name="ACOL-7" table:number-columns-repeated="2"/>
        <table:table-column table:default-cell-style-name="ACE-0x7f8ad4459088" table:style-name="ACOL-8"/>
        <table:table-column table:default-cell-style-name="ACE-0x7f8ad4459088" table:style-name="ACOL-9"/>
        <table:table-column table:default-cell-style-name="ACE-0x7f8ac85dc610" table:style-name="ACOL-0" table:number-columns-repeated="120"/>
        <table:table-row table:style-name="AROW-0">
          <table:table-cell table:style-name="ACE-0x7f8ac85c5180" office:value-type="string">
            <text:p>User Name</text:p>
          </table:table-cell>
          <table:table-cell table:style-name="ACE-0x7f8ad44592d8" office:value-type="string">
            <text:p>Password</text:p>
          </table:table-cell>
          <table:table-cell table:style-name="ACE-0x7f8ad4459400" office:value-type="string">
            <text:p>SearchTextName</text:p>
          </table:table-cell>
          <table:table-cell table:number-columns-repeated="5" table:style-name="ACE-0x7f8ad4459088"/>
          <table:table-cell table:number-columns-repeated="120" table:style-name="ACE-0x7f8ac85dc610"/>
        </table:table-row>
        <table:table-row table:style-name="AROW-0">
          <table:table-cell table:style-name="ACE-0x7f8ac85c44c8" office:value-type="string">
            <text:p>testshopclue@sc.com</text:p>
          </table:table-cell>
          <table:table-cell table:style-name="ACE-0x7f8ad4459650" office:value-type="float" office:value="123456">
            <text:p>123456</text:p>
          </table:table-cell>
          <table:table-cell table:style-name="ACE-0x7f8ad4459778" office:value-type="string">
            <text:p>Shirt</text:p>
          </table:table-cell>
          <table:table-cell table:number-columns-repeated="5" table:style-name="ACE-0x7f8ad4459088"/>
          <table:table-cell table:number-columns-repeated="120" table:style-name="ACE-0x7f8ac85dc610"/>
        </table:table-row>
        <table:table-row table:style-name="AROW-0">
          <table:table-cell table:style-name="ACE-0x7f8ac85c4e08" office:value-type="string">
            <text:p>testshopclue@sc.com</text:p>
          </table:table-cell>
          <table:table-cell table:style-name="ACE-0x7f8ad44599c8" office:value-type="float" office:value="123456">
            <text:p>123456</text:p>
          </table:table-cell>
          <table:table-cell table:style-name="ACE-0x7f8ad4459af0"/>
          <table:table-cell table:number-columns-repeated="5" table:style-name="ACE-0x7f8ad4459088"/>
          <table:table-cell table:number-columns-repeated="120" table:style-name="ACE-0x7f8ac85dc61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8ac85dc61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1" gnm:cursor-row="10">
          <gnm:selection gnm:start-col="1" gnm:start-row="10" gnm:end-col="1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8ac858f2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ac85a02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ac854a5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ad12ef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ad12ae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8ad1411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8ac85a6030" style:display-name="TestCase" style:page-layout-name="pl-0x7f8ac858f2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ac85a6220" style:display-name="AQA1_TestData" style:page-layout-name="pl-0x7f8ac85a02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ac85a6410" style:display-name="AQA2_TestData" style:page-layout-name="pl-0x7f8ac854a5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ac85a6600" style:display-name="AQA3_TestData" style:page-layout-name="pl-0x7f8ad12ef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ac85a67f0" style:display-name="AQA4_TestData" style:page-layout-name="pl-0x7f8ad12ae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8ac85a69e0" style:display-name="AQA5_TestData" style:page-layout-name="pl-0x7f8ad1411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03:29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